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Ubuntu Mono" svg:font-family="'Ubuntu Mono', monospace"/>
  </office:font-face-decls>
  <office:automatic-styles>
    <style:style style:name="Tabela2" style:family="table">
      <style:table-properties style:width="16cm" fo:break-before="auto" fo:break-after="auto" table:align="margins" fo:keep-with-next="auto" style:may-break-between-rows="true" style:writing-mode="page" table:border-model="collapsing"/>
    </style:style>
    <style:style style:name="Tabela2.A" style:family="table-column">
      <style:table-column-properties style:column-width="4.001cm" style:rel-column-width="16383*"/>
    </style:style>
    <style:style style:name="Tabela2.D" style:family="table-column">
      <style:table-column-properties style:column-width="4.001cm" style:rel-column-width="16386*"/>
    </style:style>
    <style:style style:name="Tabela2.1" style:family="table-row">
      <style:table-row-properties fo:keep-together="auto"/>
    </style:style>
    <style:style style:name="Tabela2.A1" style:family="table-cell">
      <style:table-cell-properties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left="0.101cm" fo:padding-right="0.101cm" fo:padding-top="0cm" fo:padding-bottom="0cm" fo:border="0.5pt solid #000000" style:writing-mode="page">
        <style:background-image/>
      </style:table-cell-properties>
    </style:style>
    <style:style style:name="Tabela2.2" style:family="table-row">
      <style:table-row-properties style:min-row-height="0.467cm"/>
    </style:style>
    <style:style style:name="Tabela2.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Tabela2.3" style:family="table-row">
      <style:table-row-properties style:min-row-height="0.265cm"/>
    </style:style>
    <style:style style:name="Tabela2.6" style:family="table-row">
      <style:table-row-properties style:min-row-height="0.473cm"/>
    </style:style>
    <style:style style:name="Tabela1" style:family="table">
      <style:table-properties style:width="16.6cm" fo:margin-left="0cm" fo:break-before="auto" fo:break-after="auto" table:align="left" fo:keep-with-next="auto" style:may-break-between-rows="true" style:writing-mode="page" table:border-model="collapsing"/>
    </style:style>
    <style:style style:name="Tabela1.A" style:family="table-column">
      <style:table-column-properties style:column-width="2.896cm"/>
    </style:style>
    <style:style style:name="Tabela1.B" style:family="table-column">
      <style:table-column-properties style:column-width="2.702cm"/>
    </style:style>
    <style:style style:name="Tabela1.C" style:family="table-column">
      <style:table-column-properties style:column-width="2.701cm"/>
    </style:style>
    <style:style style:name="Tabela1.D" style:family="table-column">
      <style:table-column-properties style:column-width="2.367cm"/>
    </style:style>
    <style:style style:name="Tabela1.E" style:family="table-column">
      <style:table-column-properties style:column-width="2.665cm"/>
    </style:style>
    <style:style style:name="Tabela1.F" style:family="table-column">
      <style:table-column-properties style:column-width="3.268cm"/>
    </style:style>
    <style:style style:name="Tabela1.1" style:family="table-row">
      <style:table-row-properties style:min-row-height="0.501cm" fo:keep-together="auto"/>
    </style:style>
    <style:style style:name="Tabela1.A1" style:family="table-cell">
      <style:table-cell-properties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ela1.F1" style:family="table-cell">
      <style:table-cell-properties fo:background-color="transparent" fo:padding-left="0.101cm" fo:padding-right="0.101cm" fo:padding-top="0cm" fo:padding-bottom="0cm" fo:border="0.5pt solid #000000" style:writing-mode="page">
        <style:background-image/>
      </style:table-cell-properties>
    </style:style>
    <style:style style:name="Tabela1.2" style:family="table-row">
      <style:table-row-properties style:min-row-height="0.467cm"/>
    </style:style>
    <style:style style:name="Tabela1.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ela1.F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Tabela1.3" style:family="table-row">
      <style:table-row-properties style:min-row-height="0.265cm"/>
    </style:style>
    <style:style style:name="Tabela1.4" style:family="table-row">
      <style:table-row-properties style:min-row-height="0.265cm"/>
    </style:style>
    <style:style style:name="Tabela1.5" style:family="table-row">
      <style:table-row-properties style:min-row-height="0.265cm"/>
    </style:style>
    <style:style style:name="Tabela1.6" style:family="table-row">
      <style:table-row-properties style:min-row-height="0.265cm"/>
    </style:style>
    <style:style style:name="Tabela1.7" style:family="table-row">
      <style:table-row-properties style:min-row-height="0.265cm"/>
    </style:style>
    <style:style style:name="Tabela1.8" style:family="table-row">
      <style:table-row-properties style:min-row-height="0.265cm"/>
    </style:style>
    <style:style style:name="P1" style:family="paragraph" style:parent-style-name="Header">
      <style:paragraph-properties fo:margin-left="0cm" fo:margin-right="0cm" fo:text-align="end" style:justify-single-word="false" fo:text-indent="0cm" style:auto-text-indent="false"/>
      <style:text-properties fo:font-size="10pt" style:font-size-asian="10pt" style:font-size-complex="10pt"/>
    </style:style>
    <style:style style:name="P2" style:family="paragraph" style:parent-style-name="Natureza_20_do_20_trabalho">
      <style:text-properties fo:color="#000000" loext:opacity="100%" officeooo:paragraph-rsid="002c82f0"/>
    </style:style>
    <style:style style:name="P3" style:family="paragraph" style:parent-style-name="Natureza_20_do_20_trabalho">
      <style:text-properties fo:color="#000000" loext:opacity="100%" officeooo:paragraph-rsid="000b665f"/>
    </style:style>
    <style:style style:name="P4" style:family="paragraph" style:parent-style-name="Natureza_20_do_20_trabalho">
      <style:text-properties fo:color="#000000" loext:opacity="100%"/>
    </style:style>
    <style:style style:name="P5" style:family="paragraph" style:parent-style-name="Título_20_pré-textual">
      <style:text-properties fo:color="#000000" loext:opacity="100%" officeooo:paragraph-rsid="00729c51"/>
    </style:style>
    <style:style style:name="P6" style:family="paragraph" style:parent-style-name="Capa-Folha_20_de_20_rosto">
      <style:text-properties fo:color="#000000" loext:opacity="100%"/>
    </style:style>
    <style:style style:name="P7" style:family="paragraph" style:parent-style-name="Capa-Folha_20_de_20_rosto">
      <style:text-properties fo:color="#000000" loext:opacity="100%" officeooo:rsid="007c593e" officeooo:paragraph-rsid="007c593e"/>
    </style:style>
    <style:style style:name="P8" style:family="paragraph" style:parent-style-name="Capa-Folha_20_de_20_rosto">
      <style:text-properties fo:color="#000000" loext:opacity="100%" officeooo:paragraph-rsid="008f0376"/>
    </style:style>
    <style:style style:name="P9" style:family="paragraph" style:parent-style-name="Capa-Folha_20_de_20_rosto">
      <style:paragraph-properties fo:margin-left="0cm" fo:margin-right="0cm" fo:text-align="center" style:justify-single-word="false" fo:text-indent="0cm" style:auto-text-indent="false"/>
      <style:text-properties fo:color="#000000" loext:opacity="100%" officeooo:paragraph-rsid="007d1619"/>
    </style:style>
    <style:style style:name="P10" style:family="paragraph" style:parent-style-name="Heading_20_1">
      <style:text-properties fo:color="#000000" loext:opacity="100%"/>
    </style:style>
    <style:style style:name="P11" style:family="paragraph" style:parent-style-name="Referências">
      <style:text-properties fo:color="#000000" loext:opacity="100%" fo:font-weight="bold" officeooo:rsid="00729c51" style:font-weight-asian="bold" style:font-weight-complex="bold"/>
    </style:style>
    <style:style style:name="P12" style:family="paragraph" style:parent-style-name="Referências">
      <style:text-properties fo:color="#000000" loext:opacity="100%" officeooo:rsid="00729c51"/>
    </style:style>
    <style:style style:name="P13" style:family="paragraph" style:parent-style-name="Resumo">
      <style:text-properties fo:color="#000000" loext:opacity="100%" officeooo:paragraph-rsid="00729c51"/>
    </style:style>
    <style:style style:name="P14" style:family="paragraph" style:parent-style-name="Resumo" style:master-page-name="">
      <loext:graphic-properties draw:fill="none"/>
      <style:paragraph-properties fo:margin-left="3.2cm" fo:margin-right="0cm" fo:line-height="100%" fo:text-align="justify" style:justify-single-word="false" fo:text-indent="-3.2cm" style:auto-text-indent="false" style:page-number="auto" fo:background-color="transparent" style:writing-mode="page"/>
      <style:text-properties fo:color="#000000" loext:opacity="100%" officeooo:paragraph-rsid="00729c51"/>
    </style:style>
    <style:style style:name="P15" style:family="paragraph" style:parent-style-name="Standard">
      <style:text-properties fo:color="#000000" loext:opacity="100%" officeooo:paragraph-rsid="00729c51"/>
    </style:style>
    <style:style style:name="P16" style:family="paragraph" style:parent-style-name="Standard">
      <style:text-properties fo:color="#000000" loext:opacity="100%" officeooo:rsid="0010ca6b" officeooo:paragraph-rsid="00729c51"/>
    </style:style>
    <style:style style:name="P17" style:family="paragraph" style:parent-style-name="Standard">
      <style:text-properties fo:color="#000000" loext:opacity="100%" officeooo:rsid="008a4693" officeooo:paragraph-rsid="008a4693"/>
    </style:style>
    <style:style style:name="P18" style:family="paragraph" style:parent-style-name="Standard">
      <style:text-properties fo:color="#000000" loext:opacity="100%" officeooo:rsid="008c9baa" officeooo:paragraph-rsid="009b321b"/>
    </style:style>
    <style:style style:name="P19" style:family="paragraph" style:parent-style-name="Table_20_Contents">
      <loext:graphic-properties draw:fill="none"/>
      <style:paragraph-properties fo:margin-left="0cm" fo:margin-right="0cm" fo:line-height="100%" fo:text-align="center"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bold" officeooo:rsid="00934598" officeooo:paragraph-rsid="00934598"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Table_20_Contents">
      <loext:graphic-properties draw:fill="none"/>
      <style:paragraph-properties fo:margin-left="0cm" fo:margin-right="0cm" fo:line-height="100%" fo:text-align="center"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bold" officeooo:rsid="00949771" officeooo:paragraph-rsid="00949771" style:font-size-asian="10pt" style:font-style-asian="normal" style:font-weight-asian="bold" style:font-size-complex="10pt" style:font-style-complex="normal" style:font-weight-complex="bold" style:text-overline-style="none" style:text-overline-color="font-color"/>
    </style:style>
    <style:style style:name="P21"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normal" officeooo:rsid="00934598" officeooo:paragraph-rsid="0093459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normal" officeooo:rsid="00934598" officeooo:paragraph-rsid="0094977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normal" officeooo:rsid="00934598" officeooo:paragraph-rsid="00954330"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normal" officeooo:rsid="00934598" officeooo:paragraph-rsid="009867d0"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normal" officeooo:rsid="00949771" officeooo:paragraph-rsid="0094977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normal" officeooo:rsid="00954330" officeooo:paragraph-rsid="00954330"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normal" officeooo:rsid="00972910" officeooo:paragraph-rsid="00972910"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color="#000000" loext:opacity="100%" style:text-outline="false" style:text-line-through-style="none" style:text-line-through-type="none" style:font-name="Arial" fo:font-size="10pt" fo:font-style="normal" fo:text-shadow="none" style:text-underline-style="none" fo:font-weight="normal" officeooo:rsid="009867d0" officeooo:paragraph-rsid="009867d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ext">
      <style:text-properties fo:color="#000000" loext:opacity="100%" style:font-name="Arial2" officeooo:rsid="008fb618" officeooo:paragraph-rsid="008fb618" style:font-size-asian="10.5pt"/>
    </style:style>
    <style:style style:name="P30" style:family="paragraph" style:parent-style-name="Text">
      <style:paragraph-properties fo:margin-left="0cm" fo:margin-right="0cm" fo:text-indent="0cm" style:auto-text-indent="false"/>
      <style:text-properties fo:color="#000000" loext:opacity="100%" officeooo:rsid="007d1619" officeooo:paragraph-rsid="007d1619"/>
    </style:style>
    <style:style style:name="P31" style:family="paragraph" style:parent-style-name="Text">
      <style:text-properties fo:color="#000000" loext:opacity="100%" officeooo:paragraph-rsid="00729c51"/>
    </style:style>
    <style:style style:name="P32" style:family="paragraph" style:parent-style-name="Text">
      <loext:graphic-properties draw:fill="none"/>
      <style:paragraph-properties fo:margin-left="2.2cm" fo:margin-right="0cm" fo:line-height="150%" fo:text-align="justify" style:justify-single-word="false" fo:text-indent="-2.2cm" style:auto-text-indent="false" fo:background-color="transparent" style:writing-mode="page"/>
      <style:text-properties fo:color="#000000" loext:opacity="100%" officeooo:paragraph-rsid="00729c51"/>
    </style:style>
    <style:style style:name="P33" style:family="paragraph" style:parent-style-name="Text">
      <style:text-properties fo:color="#000000" loext:opacity="100%"/>
    </style:style>
    <style:style style:name="P34" style:family="paragraph" style:parent-style-name="Text">
      <style:text-properties fo:color="#000000" loext:opacity="100%" officeooo:rsid="00213a3b" officeooo:paragraph-rsid="00729c51"/>
    </style:style>
    <style:style style:name="P35" style:family="paragraph" style:parent-style-name="Text">
      <style:text-properties fo:color="#000000" loext:opacity="100%" officeooo:rsid="00729c51" officeooo:paragraph-rsid="00729c51"/>
    </style:style>
    <style:style style:name="P36" style:family="paragraph" style:parent-style-name="Text">
      <style:text-properties fo:color="#000000" loext:opacity="100%" officeooo:rsid="00803164" officeooo:paragraph-rsid="00803164"/>
    </style:style>
    <style:style style:name="P37" style:family="paragraph" style:parent-style-name="Text">
      <style:paragraph-properties fo:text-align="center" style:justify-single-word="false"/>
      <style:text-properties fo:color="#000000" loext:opacity="100%" officeooo:rsid="00803164" officeooo:paragraph-rsid="00803164"/>
    </style:style>
    <style:style style:name="P38" style:family="paragraph" style:parent-style-name="Text">
      <style:paragraph-properties fo:margin-left="0cm" fo:margin-right="0cm" fo:text-align="justify" style:justify-single-word="false" fo:text-indent="0cm" style:auto-text-indent="false"/>
      <style:text-properties fo:color="#000000" loext:opacity="100%" officeooo:rsid="0091d261" officeooo:paragraph-rsid="0091d261"/>
    </style:style>
    <style:style style:name="P39" style:family="paragraph" style:parent-style-name="Text">
      <style:text-properties fo:color="#000000" loext:opacity="100%" officeooo:rsid="0091da8c" officeooo:paragraph-rsid="0091da8c"/>
    </style:style>
    <style:style style:name="P40" style:family="paragraph" style:parent-style-name="Text">
      <style:text-properties fo:color="#000000" loext:opacity="100%" officeooo:rsid="0093053a" officeooo:paragraph-rsid="0093053a"/>
    </style:style>
    <style:style style:name="P41" style:family="paragraph" style:parent-style-name="Text">
      <style:text-properties fo:color="#000000" loext:opacity="100%" officeooo:rsid="00934598" officeooo:paragraph-rsid="00934598"/>
    </style:style>
    <style:style style:name="P42" style:family="paragraph" style:parent-style-name="Text">
      <style:text-properties fo:color="#000000" loext:opacity="100%" officeooo:rsid="00934598" officeooo:paragraph-rsid="00949771"/>
    </style:style>
    <style:style style:name="P43" style:family="paragraph" style:parent-style-name="Text">
      <style:paragraph-properties fo:margin-top="0.101cm" fo:margin-bottom="0.101cm" style:contextual-spacing="false"/>
      <style:text-properties fo:color="#000000" loext:opacity="100%" officeooo:rsid="009867d0" officeooo:paragraph-rsid="009867d0"/>
    </style:style>
    <style:style style:name="P44" style:family="paragraph" style:parent-style-name="Text">
      <style:paragraph-properties fo:margin-top="0.101cm" fo:margin-bottom="0.101cm" style:contextual-spacing="false"/>
      <style:text-properties fo:color="#000000" loext:opacity="100%" officeooo:rsid="009867d0" officeooo:paragraph-rsid="00989547"/>
    </style:style>
    <style:style style:name="P45" style:family="paragraph" style:parent-style-name="Text">
      <style:text-properties fo:color="#000000" loext:opacity="100%" officeooo:rsid="00989547" officeooo:paragraph-rsid="009b321b"/>
    </style:style>
    <style:style style:name="P46" style:family="paragraph" style:parent-style-name="Text">
      <style:paragraph-properties fo:margin-left="0cm" fo:margin-right="0cm" fo:text-indent="0cm" style:auto-text-indent="false"/>
      <style:text-properties fo:color="#000000" loext:opacity="100%" officeooo:rsid="00989547" officeooo:paragraph-rsid="009b321b"/>
    </style:style>
    <style:style style:name="P47" style:family="paragraph" style:parent-style-name="Text">
      <style:text-properties fo:color="#000000" loext:opacity="100%" officeooo:paragraph-rsid="0099bf44"/>
    </style:style>
    <style:style style:name="P48" style:family="paragraph" style:parent-style-name="Text">
      <style:paragraph-properties fo:margin-left="0cm" fo:margin-right="0cm" fo:text-indent="0cm" style:auto-text-indent="false"/>
      <style:text-properties fo:color="#000000" loext:opacity="100%" officeooo:paragraph-rsid="0099bf44"/>
    </style:style>
    <style:style style:name="P49" style:family="paragraph" style:parent-style-name="Text">
      <style:paragraph-properties fo:margin-left="0cm" fo:margin-right="0cm" fo:text-indent="0cm" style:auto-text-indent="false"/>
      <style:text-properties fo:color="#000000" loext:opacity="100%"/>
    </style:style>
    <style:style style:name="P50" style:family="paragraph" style:parent-style-name="Text">
      <style:text-properties fo:color="#000000" loext:opacity="100%" officeooo:paragraph-rsid="0099e365"/>
    </style:style>
    <style:style style:name="P51" style:family="paragraph" style:parent-style-name="Título_20_da_20_figura_20_e_20_tabela">
      <style:text-properties fo:color="#000000" loext:opacity="100%" officeooo:paragraph-rsid="00934598"/>
    </style:style>
    <style:style style:name="P52" style:family="paragraph" style:parent-style-name="Título_20_da_20_figura_20_e_20_tabela">
      <style:paragraph-properties fo:margin-top="0.101cm" fo:margin-bottom="0.101cm" style:contextual-spacing="false"/>
      <style:text-properties fo:color="#000000" loext:opacity="100%" officeooo:rsid="00934598" officeooo:paragraph-rsid="00934598"/>
    </style:style>
    <style:style style:name="P53" style:family="paragraph" style:parent-style-name="Título_20_da_20_figura_20_e_20_tabela">
      <style:paragraph-properties fo:margin-top="0.101cm" fo:margin-bottom="0.101cm" style:contextual-spacing="false"/>
      <style:text-properties fo:color="#000000" loext:opacity="100%" officeooo:rsid="00934598" officeooo:paragraph-rsid="00972910"/>
    </style:style>
    <style:style style:name="P54" style:family="paragraph" style:parent-style-name="Título_20_da_20_figura_20_e_20_tabela">
      <style:paragraph-properties fo:margin-top="0.101cm" fo:margin-bottom="0.101cm" style:contextual-spacing="false" fo:text-align="justify" style:justify-single-word="false"/>
      <style:text-properties fo:color="#000000" loext:opacity="100%" officeooo:rsid="00934598" officeooo:paragraph-rsid="00972910"/>
    </style:style>
    <style:style style:name="P55" style:family="paragraph" style:parent-style-name="Título_20_da_20_figura_20_e_20_tabela">
      <style:text-properties fo:color="#000000" loext:opacity="100%" officeooo:paragraph-rsid="00949771"/>
    </style:style>
    <style:style style:name="T1" style:family="text">
      <style:text-properties officeooo:rsid="00168546"/>
    </style:style>
    <style:style style:name="T2" style:family="text">
      <style:text-properties officeooo:rsid="0070c795"/>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da21a" style:font-weight-asian="bold" style:font-weight-complex="bold"/>
    </style:style>
    <style:style style:name="T6" style:family="text">
      <style:text-properties fo:font-weight="bold" officeooo:rsid="00934598" style:font-weight-asian="bold" style:font-weight-complex="bold"/>
    </style:style>
    <style:style style:name="T7" style:family="text">
      <style:text-properties officeooo:rsid="007c593e"/>
    </style:style>
    <style:style style:name="T8" style:family="text">
      <style:text-properties fo:text-transform="uppercase" style:font-name="Arial2" officeooo:rsid="007c593e" style:font-size-asian="10.5pt"/>
    </style:style>
    <style:style style:name="T9" style:family="text">
      <style:text-properties fo:text-transform="uppercase" style:font-name="Arial2" officeooo:rsid="008f0376" style:font-size-asian="10.5pt"/>
    </style:style>
    <style:style style:name="T10" style:family="text">
      <style:text-properties fo:text-transform="uppercase" style:font-name="Arial2" fo:font-weight="bold" officeooo:rsid="007c593e" style:font-size-asian="10.5pt" style:font-weight-asian="bold" style:font-weight-complex="bold"/>
    </style:style>
    <style:style style:name="T11" style:family="text">
      <style:text-properties style:font-name="Arial2" style:font-size-asian="10.5pt"/>
    </style:style>
    <style:style style:name="T12" style:family="text">
      <style:text-properties style:font-name="Arial2" officeooo:rsid="0086d8e0" style:font-size-asian="10.5pt"/>
    </style:style>
    <style:style style:name="T13" style:family="text">
      <style:text-properties style:font-name="Arial2" officeooo:rsid="008a821e" style:font-size-asian="10.5pt"/>
    </style:style>
    <style:style style:name="T14" style:family="text">
      <style:text-properties style:font-name="Arial2" officeooo:rsid="00908168" style:font-size-asian="10.5pt"/>
    </style:style>
    <style:style style:name="T15" style:family="text">
      <style:text-properties style:font-name="Arial2" officeooo:rsid="00912809" style:font-size-asian="10.5pt"/>
    </style:style>
    <style:style style:name="T16" style:family="text">
      <style:text-properties style:font-name="Arial2" officeooo:rsid="0091889c" style:font-size-asian="10.5pt"/>
    </style:style>
    <style:style style:name="T17" style:family="text">
      <style:text-properties style:font-name="Arial2" officeooo:rsid="00934598" style:font-size-asian="10.5pt"/>
    </style:style>
    <style:style style:name="T18" style:family="text">
      <style:text-properties style:font-name="Arial2" officeooo:rsid="00949771" style:font-size-asian="10.5pt"/>
    </style:style>
    <style:style style:name="T19" style:family="text">
      <style:text-properties style:font-name="Arial2" officeooo:rsid="00954330" style:font-size-asian="10.5pt"/>
    </style:style>
    <style:style style:name="T20" style:family="text">
      <style:text-properties style:font-name="Arial2" officeooo:rsid="00972910" style:font-size-asian="10.5pt"/>
    </style:style>
    <style:style style:name="T21" style:family="text">
      <style:text-properties style:font-name="Arial2" officeooo:rsid="0099e365" style:font-size-asian="10.5pt"/>
    </style:style>
    <style:style style:name="T22" style:family="text">
      <style:text-properties style:font-name="Arial2" officeooo:rsid="009b321b" style:font-size-asian="10.5pt"/>
    </style:style>
    <style:style style:name="T23" style:family="text">
      <style:text-properties style:font-name="Arial2" officeooo:rsid="009be2b5" style:font-size-asian="10.5pt"/>
    </style:style>
    <style:style style:name="T24" style:family="text">
      <style:text-properties style:font-name="Arial2" fo:font-style="normal" style:font-size-asian="10.5pt" style:font-style-asian="normal" style:font-style-complex="normal"/>
    </style:style>
    <style:style style:name="T25" style:family="text">
      <style:text-properties style:font-name="Arial2" fo:font-style="normal" officeooo:rsid="008a821e" style:font-size-asian="10.5pt" style:font-style-asian="normal" style:font-style-complex="normal"/>
    </style:style>
    <style:style style:name="T26" style:family="text">
      <style:text-properties style:font-name="Arial2" fo:font-style="normal" officeooo:rsid="008c0fb8" style:font-size-asian="10.5pt" style:font-style-asian="normal" style:font-style-complex="normal"/>
    </style:style>
    <style:style style:name="T27" style:family="text">
      <style:text-properties style:font-name="Arial2" fo:font-style="normal" officeooo:rsid="008c9baa" style:font-size-asian="10.5pt" style:font-style-asian="normal" style:font-style-complex="normal"/>
    </style:style>
    <style:style style:name="T28" style:family="text">
      <style:text-properties style:font-name="Arial2" fo:font-style="normal" officeooo:rsid="008da21a" style:font-size-asian="10.5pt" style:font-style-asian="normal" style:font-style-complex="normal"/>
    </style:style>
    <style:style style:name="T29" style:family="text">
      <style:text-properties style:font-name="Arial2" fo:font-style="normal" officeooo:rsid="008f0376" style:font-size-asian="10.5pt" style:font-style-asian="normal" style:font-style-complex="normal"/>
    </style:style>
    <style:style style:name="T30" style:family="text">
      <style:text-properties style:font-name="Arial2" fo:font-style="normal" officeooo:rsid="008f980e" style:font-size-asian="10.5pt" style:font-style-asian="normal" style:font-style-complex="normal"/>
    </style:style>
    <style:style style:name="T31" style:family="text">
      <style:text-properties style:font-name="Arial2" fo:font-style="normal" officeooo:rsid="008fb618" style:font-size-asian="10.5pt" style:font-style-asian="normal" style:font-style-complex="normal"/>
    </style:style>
    <style:style style:name="T32" style:family="text">
      <style:text-properties style:font-name="Arial2" fo:font-style="normal" officeooo:rsid="00908168" style:font-size-asian="10.5pt" style:font-style-asian="normal" style:font-style-complex="normal"/>
    </style:style>
    <style:style style:name="T33" style:family="text">
      <style:text-properties style:font-name="Arial2" fo:font-style="normal" officeooo:rsid="009b321b" style:font-size-asian="10.5pt" style:font-style-asian="normal" style:font-style-complex="normal"/>
    </style:style>
    <style:style style:name="T34" style:family="text">
      <style:text-properties style:font-name="Arial2" fo:font-style="normal" style:font-name-asian="Liberation Serif1" style:font-size-asian="10.5pt" style:font-style-asian="normal" style:font-name-complex="Liberation Serif1" style:font-style-complex="normal"/>
    </style:style>
    <style:style style:name="T35" style:family="text">
      <style:text-properties style:font-name="Arial2" fo:font-style="normal" officeooo:rsid="008705c1" style:font-name-asian="Liberation Serif1" style:font-size-asian="10.5pt" style:font-style-asian="normal" style:font-name-complex="Liberation Serif1" style:font-style-complex="normal"/>
    </style:style>
    <style:style style:name="T36" style:family="text">
      <style:text-properties style:font-name="Arial2" fo:font-style="normal" officeooo:rsid="009867d0" style:font-name-asian="Liberation Serif1" style:font-size-asian="10.5pt" style:font-style-asian="normal" style:font-name-complex="Liberation Serif1" style:font-style-complex="normal"/>
    </style:style>
    <style:style style:name="T37" style:family="text">
      <style:text-properties style:font-name="Arial2" fo:font-style="italic" style:font-size-asian="10.5pt" style:font-style-asian="italic" style:font-style-complex="italic"/>
    </style:style>
    <style:style style:name="T38" style:family="text">
      <style:text-properties style:font-name="Arial2" fo:font-style="italic" officeooo:rsid="008c0fb8" style:font-size-asian="10.5pt" style:font-style-asian="italic" style:font-style-complex="italic"/>
    </style:style>
    <style:style style:name="T39" style:family="text">
      <style:text-properties style:font-name="Arial2" fo:font-style="italic" officeooo:rsid="008fb618" style:font-size-asian="10.5pt" style:font-style-asian="italic" style:font-style-complex="italic"/>
    </style:style>
    <style:style style:name="T40" style:family="text">
      <style:text-properties style:font-name="Arial2" fo:font-style="italic" officeooo:rsid="00908168" style:font-size-asian="10.5pt" style:font-style-asian="italic" style:font-style-complex="italic"/>
    </style:style>
    <style:style style:name="T41" style:family="text">
      <style:text-properties style:font-name="Arial2" fo:font-style="italic" officeooo:rsid="0091889c" style:font-size-asian="10.5pt" style:font-style-asian="italic" style:font-style-complex="italic"/>
    </style:style>
    <style:style style:name="T42" style:family="text">
      <style:text-properties style:font-name="Arial2" fo:font-style="italic" style:font-name-asian="Liberation Serif1" style:font-size-asian="10.5pt" style:font-style-asian="italic" style:font-name-complex="Liberation Serif1" style:font-style-complex="italic"/>
    </style:style>
    <style:style style:name="T43" style:family="text">
      <style:text-properties style:font-name="Arial2" fo:font-weight="bold" officeooo:rsid="008da21a" style:font-size-asian="10.5pt" style:font-weight-asian="bold" style:font-weight-complex="bold"/>
    </style:style>
    <style:style style:name="T44" style:family="text">
      <style:text-properties style:font-name="Arial2" fo:font-size="10pt" fo:font-style="normal" fo:font-weight="bold" officeooo:rsid="00934598" style:font-size-asian="12pt" style:font-style-asian="italic" style:font-weight-asian="bold" style:font-name-complex="Mangal" style:font-size-complex="12pt" style:font-style-complex="italic" style:font-weight-complex="bold"/>
    </style:style>
    <style:style style:name="T45" style:family="text">
      <style:text-properties style:font-name="Arial2" fo:font-size="10pt" fo:font-style="normal" fo:font-weight="bold" officeooo:rsid="00949771" style:font-size-asian="12pt" style:font-style-asian="italic" style:font-weight-asian="bold" style:font-name-complex="Mangal" style:font-size-complex="12pt" style:font-style-complex="italic" style:font-weight-complex="bold"/>
    </style:style>
    <style:style style:name="T46" style:family="text">
      <style:text-properties fo:font-style="italic" style:font-style-asian="italic" style:font-style-complex="italic"/>
    </style:style>
    <style:style style:name="T47" style:family="text">
      <style:text-properties fo:font-style="normal" style:font-style-asian="normal" style:font-style-complex="normal"/>
    </style:style>
    <style:style style:name="T48" style:family="text">
      <style:text-properties officeooo:rsid="008a821e"/>
    </style:style>
    <style:style style:name="T49" style:family="text">
      <style:text-properties fo:font-weight="normal" style:font-weight-asian="normal" style:font-weight-complex="normal"/>
    </style:style>
    <style:style style:name="T50" style:family="text">
      <style:text-properties officeooo:rsid="00908168"/>
    </style:style>
    <style:style style:name="T51" style:family="text">
      <style:text-properties style:text-position="super 58%"/>
    </style:style>
    <style:style style:name="T52" style:family="text">
      <style:text-properties style:text-position="super 58%" style:font-name="Arial2" style:font-size-asian="10.5pt"/>
    </style:style>
    <style:style style:name="T53" style:family="text">
      <style:text-properties style:text-position="super 58%" style:font-name="Arial2" officeooo:rsid="0091889c" style:font-size-asian="10.5pt"/>
    </style:style>
    <style:style style:name="T54" style:family="text">
      <style:text-properties style:text-position="super 58%" style:font-name="Arial2" fo:font-style="normal" style:font-size-asian="10.5pt" style:font-style-asian="normal" style:font-style-complex="normal"/>
    </style:style>
    <style:style style:name="T55" style:family="text">
      <style:text-properties style:text-position="0% 100%"/>
    </style:style>
    <style:style style:name="T56" style:family="text">
      <style:text-properties style:text-position="0% 100%" style:font-name="Arial2" style:font-size-asian="10.5pt"/>
    </style:style>
    <style:style style:name="T57" style:family="text">
      <style:text-properties style:text-position="0% 100%" style:font-name="Arial2" officeooo:rsid="0091889c" style:font-size-asian="10.5pt"/>
    </style:style>
    <style:style style:name="T58" style:family="text">
      <style:text-properties style:text-position="0% 100%" style:font-name="Arial2" officeooo:rsid="0099bf44" style:font-size-asian="10.5pt"/>
    </style:style>
    <style:style style:name="T59" style:family="text">
      <style:text-properties style:text-position="0% 100%" style:font-name="Arial2" officeooo:rsid="0099e365" style:font-size-asian="10.5pt"/>
    </style:style>
    <style:style style:name="T60" style:family="text">
      <style:text-properties style:text-position="0% 100%" style:font-name="Arial2" officeooo:rsid="009b321b" style:font-size-asian="10.5pt"/>
    </style:style>
    <style:style style:name="T61" style:family="text">
      <style:text-properties style:text-position="0% 100%" style:font-name="Arial2" fo:font-style="italic" officeooo:rsid="0091889c" style:font-size-asian="10.5pt" style:font-style-asian="italic" style:font-style-complex="italic"/>
    </style:style>
    <style:style style:name="T62" style:family="text">
      <style:text-properties style:text-position="0% 100%" style:font-name="Arial2" fo:font-style="normal" style:font-size-asian="10.5pt" style:font-style-asian="normal" style:font-style-complex="normal"/>
    </style:style>
    <style:style style:name="T63" style:family="text">
      <style:text-properties style:text-position="0% 100%" style:font-name="Arial2" fo:font-style="normal" officeooo:rsid="00989547" style:font-size-asian="10.5pt" style:font-style-asian="normal" style:font-style-complex="normal"/>
    </style:style>
    <style:style style:name="T64" style:family="text">
      <style:text-properties style:text-position="0% 100%" officeooo:rsid="00954330"/>
    </style:style>
    <style:style style:name="T65" style:family="text">
      <style:text-properties style:font-name="Liberation Serif1" fo:font-style="normal" style:font-name-asian="Liberation Serif1" style:font-size-asian="10.5pt" style:font-style-asian="normal" style:font-name-complex="Liberation Serif1" style:font-style-complex="normal"/>
    </style:style>
    <style:style style:name="T66" style:family="text">
      <style:text-properties officeooo:rsid="00949771"/>
    </style:style>
    <style:style style:name="T67" style:family="text">
      <style:text-properties officeooo:rsid="00954330"/>
    </style:style>
    <style:style style:name="T68" style:family="text">
      <style:text-properties officeooo:rsid="00972910"/>
    </style:style>
    <style:style style:name="T69" style:family="text">
      <style:text-properties officeooo:rsid="009867d0"/>
    </style:style>
    <style:style style:name="T70" style:family="text">
      <style:text-properties officeooo:rsid="007795aa"/>
    </style:style>
    <style:style style:name="T71" style:family="text">
      <style:text-properties officeooo:rsid="00729c51"/>
    </style:style>
    <style:style style:name="T72" style:family="text">
      <style:text-properties officeooo:rsid="00789355"/>
    </style:style>
    <style:style style:name="T73" style:family="text">
      <style:text-properties style:text-outline="false" style:text-line-through-style="none" style:text-line-through-type="none" style:text-position="0% 100%" style:font-name="Arial" fo:font-size="10pt" fo:font-style="normal" fo:text-shadow="none" style:text-underline-style="none" fo:font-weight="normal" officeooo:rsid="00949771" style:font-size-asian="10pt" style:font-style-asian="normal" style:font-weight-asian="normal" style:font-size-complex="10pt" style:font-style-complex="normal" style:font-weight-complex="normal" style:text-overline-style="none" style:text-overline-color="font-color"/>
    </style:style>
    <style:style style:name="T74" style:family="text">
      <style:text-properties style:text-outline="false" style:text-line-through-style="none" style:text-line-through-type="none" style:text-position="0% 100%" style:font-name="Arial" fo:font-size="10pt" fo:font-style="normal" fo:text-shadow="none" style:text-underline-style="none" fo:font-weight="normal" officeooo:rsid="00949771" style:font-size-asian="10pt" style:font-style-asian="normal" style:font-weight-asian="normal" style:font-name-complex="Mangal" style:font-size-complex="10pt" style:font-style-complex="normal" style:font-weight-complex="normal" style:text-overline-style="none" style:text-overline-color="font-color"/>
    </style:style>
    <style:style style:name="T75" style:family="text">
      <style:text-properties style:text-outline="false" style:text-line-through-style="none" style:text-line-through-type="none" style:text-position="0% 100%" style:font-name="Arial" fo:font-size="10pt" fo:font-style="normal" fo:text-shadow="none" style:text-underline-style="none" fo:font-weight="normal" officeooo:rsid="00972910" style:font-size-asian="10pt" style:font-style-asian="normal" style:font-weight-asian="normal" style:font-name-complex="Mangal" style:font-size-complex="10pt" style:font-style-complex="normal" style:font-weight-complex="normal" style:text-overline-style="none" style:text-overline-color="font-color"/>
    </style:style>
    <style:style style:name="T76" style:family="text">
      <style:text-properties style:text-outline="false" style:text-line-through-style="none" style:text-line-through-type="none" style:text-position="super 58%" style:font-name="Arial" fo:font-size="10pt" fo:font-style="normal" fo:text-shadow="none" style:text-underline-style="none" fo:font-weight="normal" officeooo:rsid="00949771" style:font-size-asian="10pt" style:font-style-asian="normal" style:font-weight-asian="normal" style:font-size-complex="10pt" style:font-style-complex="normal" style:font-weight-complex="normal" style:text-overline-style="none" style:text-overline-color="font-color"/>
    </style:style>
    <style:style style:name="T77" style:family="text">
      <style:text-properties officeooo:rsid="009b321b"/>
    </style:style>
    <style:style style:name="T78" style:family="text">
      <style:text-properties officeooo:rsid="009be2b5"/>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 text:display-outline-level="0" text:name="GRAFICO"/>
        <text:sequence-decl text:display-outline-level="0" text:name="GRÁFICO"/>
      </text:sequence-decls>
      <text:p text:style-name="P9"><text:span text:style-name="T10">ECONOMIA DO CRIMe: uma análise de dados em painel para relacionar criminalidade e economia NO ESTADO DO PARANÁ (2018-2021)</text:span></text:p>
      <text:p text:style-name="P30">Rafael Buttini Salviato</text:p>
      <text:p text:style-name="P31"/>
      <text:p text:style-name="P5">RESUMO</text:p>
      <text:p text:style-name="P15"/>
      <text:p text:style-name="P13"><text:span text:style-name="T22">Ao longo dos anos, </text:span><text:span text:style-name="T21">pesquisadores </text:span><text:span text:style-name="T22">da economia do crime </text:span><text:span text:style-name="T21">buscam validar a tese do criminoso racional com base em </text:span><text:span text:style-name="T22">dados empíricos. Por isso,</text:span> o <text:span text:style-name="T77">presente</text:span> trabalho busc<text:span text:style-name="T77">o</text:span> evidências <text:span text:style-name="T77">que apoiem ou refutem tal tese</text:span>. Analisando os gastos do<text:span text:style-name="T77">s munic</text:span><text:span text:style-name="T22">ípios do estado do Paraná</text:span> com segurança pública e a densidade demográfica em municípios do Paraná entre 2018 e 2021, <text:span text:style-name="T77">foram</text:span> utilizados modelos de regressão <text:span text:style-name="T77">para an</text:span><text:span text:style-name="T22">álise de dados </text:span>em painel. O <text:span text:style-name="T77">modelo de regress</text:span><text:span text:style-name="T22">ão com efietos aleatórios apresentou o melhor ajuste, e os resultados corroboram com a tese do criminoso racional</text:span>. No entanto, <text:span text:style-name="T77">foram destacadas</text:span> algumas limitações <text:span text:style-name="T77">do estudo, tais</text:span> como a ausência de dados para alguns municípios. <text:span text:style-name="T78">Para pr</text:span><text:span text:style-name="T23">óximos estudos, é sugerida a ampliação do horizonte de tempo, considerar outras distribuições para a modelagem e aplicar a defasagem de um a quatro anos para os dados referentes as despesas municipais com segurança pública.</text:span></text:p>
      <text:p text:style-name="P13"/>
      <text:p text:style-name="P14">Palavras-chave: <text:span text:style-name="T78">economia do crime</text:span>. <text:span text:style-name="T78">Dados em painel</text:span>. <text:span text:style-name="T78">Estado do Paran</text:span><text:span text:style-name="T23">á</text:span></text:p>
      <text:p text:style-name="P16"/>
      <text:p text:style-name="P5">ABSTRACT</text:p>
      <text:p text:style-name="P31"/>
      <text:p text:style-name="P13">Over the years, researchers in the economics of crime have sought to validate the rational criminal thesis based on empirical data. Therefore, the present work seeks evidence that supports or refutes this thesis. Analyzing the expenditures of the municipalities of the state of Paraná with public security and the demographic density in municipalities of Paraná between 2018 and 2021, regression models were used for panel data analysis. The regression model with random effiets presented the best fit, and the results corroborate the thesis of the rational criminal. However, some limitations of the study were highlighted, such as the absence of data for some municipalities. For future studies, it is suggested to broaden the time horizon, consider other distributions for modeling and apply the lag of one to four years for data on municipal spending on public safety.</text:p>
      <text:p text:style-name="P13"/>
      <text:p text:style-name="P32">Keywords: <text:span text:style-name="T78">E</text:span>conomics of crime. <text:span text:style-name="T78">Panel</text:span> data. State of Paraná, <text:span text:style-name="T78">BR</text:span></text:p>
      <text:p text:style-name="P33"/>
      <text:p text:style-name="P33"/>
      <text:h text:style-name="P10" text:outline-level="1"><text:bookmark-start text:name="__RefHeading___Toc2434_3934745904"/>INTRODUÇÃO <text:bookmark-end text:name="__RefHeading___Toc2434_3934745904"/></text:h>
      <text:p text:style-name="P17">O campo de estudo da economia do crime <text:span text:style-name="T11">é </text:span><text:span text:style-name="T13">definido como sendo um ramo da economia aplicada à criminologia, que</text:span> <text:span text:style-name="T48">surgiu</text:span> <text:span text:style-name="T48">na metade do s</text:span><text:span text:style-name="T13">éculo vinte com o </text:span><text:soft-page-break/><text:span text:style-name="T13">economista Gary Becker</text:span>. Com base no postulado do <text:span text:style-name="T46">homo economicus</text:span><text:span text:style-name="T47">, onde as aç</text:span><text:span text:style-name="T24">ões econômicas do</text:span><text:span text:style-name="T47"> ser humano s</text:span><text:span text:style-name="T24">ão guiadas pela racionalidade, </text:span><text:span text:style-name="T25">Becker (1968)</text:span><text:span text:style-name="T24"> </text:span><text:span text:style-name="T26">afirma </text:span><text:span text:style-name="T24">que o agente criminoso é um ser </text:span><text:span text:style-name="T25">racional que avalia custos e benefícios antes de optar em praticar algum crime. </text:span><text:span text:style-name="T26">De acordo com Viapiana (2006), o modelo de Becker, </text:span><text:span text:style-name="T27">do criminoso racional,</text:span><text:span text:style-name="T26"> pode ser sintetizado na seguinte função: </text:span><text:span text:style-name="T26"><draw:frame draw:style-name="fr1" draw:name="Objeto1" text:anchor-type="as-char" svg:y="-0.377cm" svg:width="2.528cm" svg:height="0.467cm" draw:z-index="0"><draw:object xlink:href="./Object 1" xlink:type="simple" xlink:show="embed" xlink:actuate="onLoad"/><draw:image xlink:href="./ObjectReplacements/Object 1" xlink:type="simple" xlink:show="embed" xlink:actuate="onLoad"/></draw:frame></text:span><text:span text:style-name="T26">onde </text:span><text:span text:style-name="T38">DC</text:span><text:span text:style-name="T26"> é a demanda pelo crime, </text:span><text:span text:style-name="T38">b</text:span><text:span text:style-name="T26"> é o benefício que o crime traz para o indivíduo, </text:span><text:span text:style-name="T38">p</text:span><text:span text:style-name="T26"> é a probabilidade do criminoso ser pego pelo crime cometido e </text:span><text:span text:style-name="T38">c</text:span><text:span text:style-name="T26"> é o custo que o indivíduo tem ao cometer um crime.</text:span></text:p>
      <text:p text:style-name="P18"><text:span text:style-name="T24">No decorrer dos anos, vários trabalhos nacionais e internacionais buscaram verificar evidências que corroborem ou refutem a tese do criminoso racional</text:span><text:span text:style-name="T30">,</text:span><text:span text:style-name="T24"> relacionando criminalidade com </text:span><text:span text:style-name="T30">fenômenos</text:span><text:span text:style-name="T24"> </text:span><text:span text:style-name="T30">socioeconômicos</text:span><text:span text:style-name="T24"> </text:span><text:span text:style-name="T30">tais como</text:span><text:span text:style-name="T24"> desemprego (</text:span><text:span text:style-name="T28">WINKLEMANN; PAPPS, 1998; REIS; BEATO, 2000; SHIKIDA, 2005)</text:span><text:span text:style-name="T30">, </text:span><text:span text:style-name="T28">renda </text:span><text:span text:style-name="T31">e desigualdade de renda</text:span><text:span text:style-name="T28"> (EHRLICH, 1973; <text:s/>BENOIT; OSBOURNE, 1995; REIS; BEATO, 2000; </text:span><text:span text:style-name="T29">ANDRADE; LISBOA, 2000; </text:span><text:span text:style-name="T31">MARIANO, 2010</text:span><text:span text:style-name="T28">), </text:span><text:span text:style-name="T33">densidade demográfica (</text:span><text:span text:style-name="T31">MARIANO, 2010</text:span><text:span text:style-name="T29">; </text:span><text:span text:style-name="T28">REIS; BEATO, 2000</text:span><text:span text:style-name="T33">) </text:span><text:span text:style-name="T30">e o mercado de drogas ilícitas (FERNANDEZ; MALDONADO, 1999; </text:span><text:span text:style-name="T28">REIS; BEATO, 2000</text:span><text:span text:style-name="T30">)</text:span><text:span text:style-name="T28">. </text:span><text:span text:style-name="T31">E como ainda não há uma convergência, no que diz respeito as conclusões obtidas pelos estudos nesta área (</text:span><text:span text:style-name="T39">i.e.: </text:span><text:span text:style-name="T31">nem todos os estudos comprovam a tese do criminoso racional), reproduzir mais uma análise econométrica para uma diferente janela de tempo e espaço geográfico pode contribuir sim, <text:s/>de forma relevante para as discussões sobre a teoria econômica do crime.</text:span></text:p>
      <text:p text:style-name="P29">Isso posto, o presente trabalho buscou evidências que corroborem com a tese do criminoso racional, <text:span text:style-name="T66">a partir dos gastos </text:span><text:span text:style-name="T77">municipais</text:span><text:span text:style-name="T66"> com segurança pública e </text:span><text:span text:style-name="T77">a</text:span><text:span text:style-name="T66"> densidade demográfica. </text:span><text:span text:style-name="T67">O escopo da análise está restrita ao</text:span> Estado do Paraná, a nível municipal, e no período de 2018 a 2021. E para <text:span text:style-name="T67">realizar a análise</text:span>, foi feito o uso de modelos de regressão para dados em painel.</text:p>
      <text:p text:style-name="P34"/>
      <text:h text:style-name="P10" text:outline-level="1">Metodologia</text:h>
      <text:p text:style-name="P35"/>
      <text:p text:style-name="P36"><text:span text:style-name="T14">O </text:span><text:span text:style-name="T40">software </text:span><text:span text:style-name="T32">estatístico utilizado foi o R, e a</text:span><text:span text:style-name="T11">s informações foram coletadas </text:span><text:span text:style-name="T14">no site do</text:span><text:span text:style-name="T12"> Instituto Paranaense de Desenvolvimento Econômico e Social (IPARDES</text:span><text:span text:style-name="T15">). Para atender o objetivo do trabalho, foram coletadas informações disponíveis sobre os crimes econômicos </text:span><text:span text:style-name="T16">(</text:span><text:span text:style-name="T41">CE</text:span><text:span text:style-name="T16">)</text:span><text:span text:style-name="T15">. Segundo Shikida (2005), estes são crimes cujo objetivo é gerar pecúnia para os seus praticantes. </text:span><text:span text:style-name="T16">Também foram coletadas duas </text:span><text:soft-page-break/><text:span text:style-name="T16">covariáveis, uma delas é a despesa do município com a segurança pública </text:span><text:span text:style-name="T17">em R$ </text:span><text:span text:style-name="T16">(</text:span><text:span text:style-name="T41">DMSP</text:span><text:span text:style-name="T16">) e a densidade demográfica em hab/km</text:span><text:span text:style-name="T53">2</text:span><text:span text:style-name="T57"> (</text:span><text:span text:style-name="T61">DD</text:span><text:span text:style-name="T57">). Com isso, temos a seguinte fórmula:</text:span></text:p>
      <text:p text:style-name="P37"><draw:frame draw:style-name="fr1" draw:name="Objeto2" text:anchor-type="as-char" svg:y="-0.377cm" svg:width="5.971cm" svg:height="0.531cm" draw:z-index="1"><draw:object xlink:href="./Object 2" xlink:type="simple" xlink:show="embed" xlink:actuate="onLoad"/><draw:image xlink:href="./ObjectReplacements/Object 2" xlink:type="simple" xlink:show="embed" xlink:actuate="onLoad"/></draw:frame>,</text:p>
      <text:p text:style-name="P38">onde <text:span text:style-name="T46">i</text:span> vai de 1 at<text:span text:style-name="T11">é </text:span><text:span text:style-name="T37">m</text:span><text:span text:style-name="T11"> municípios, </text:span><text:span text:style-name="T37">t </text:span><text:span text:style-name="T24">vai de 1 até </text:span><text:span text:style-name="T37">n</text:span><text:span text:style-name="T24"> anos observados e </text:span><text:span text:style-name="T65">ε</text:span><text:span text:style-name="T34"> é um</text:span><text:span text:style-name="T35"> termo que representa o</text:span><text:span text:style-name="T36">(s)</text:span><text:span text:style-name="T35"> </text:span><text:span text:style-name="T36">componente(s) de </text:span><text:span text:style-name="T35">erro ou resíduo do modelo. </text:span><text:span text:style-name="T34">Esta fórmula é uma representação genérica a </text:span><text:span text:style-name="T42">grosso modo</text:span><text:span text:style-name="T34">, pois dependendo do modelo utilizado, esta fórmula é modificada de modo a acomodar outros termos tais como os efeitos fixos e os efeitos aleatórios.</text:span></text:p>
      <text:p text:style-name="P39"><text:span text:style-name="T11">Os modelos de regressão para dados em painel que o presente trabalho utilizou foram extraídos de Wooldridge (2015): </text:span><text:span text:style-name="T37">Pooled OLS, </text:span><text:span text:style-name="T24">efeitos fixos (FE) e efeitos aleatórios (RE), tanto para resposta gaussiana quanto para resposta poisson, uma vez que nossa variável resposta é um dado de contagem (</text:span><text:span text:style-name="T37">i.e.: </text:span><text:span text:style-name="T24">quantidade de crimes).</text:span></text:p>
      <text:p text:style-name="P40"><text:span text:style-name="T24">É preciso mencionar que, o conjunto de dados utilizado apresentou ausência de dados para alguns municípios. E portanto foi feito o uso de métodos estatísticos para a imputação de dados. No presente estudo, o método utilizado foi o </text:span><text:span text:style-name="T37">Predictive Mean Matching</text:span><text:span text:style-name="T24"> ou PMM (BUUREN, 2018).</text:span></text:p>
      <text:p text:style-name="P35"/>
      <text:h text:style-name="P10" text:outline-level="1">Apresentação dos resultados</text:h>
      <text:p text:style-name="P40"/>
      <text:p text:style-name="P41">Foram observados 399 munic<text:span text:style-name="T11">ípios em 4 anos, totalizando 1596 observações. O QUADRO 1 apresenta as principais medidas descritivas do conjunto de dados.</text:span></text:p>
      <text:p text:style-name="P51">QUADRO <text:sequence text:ref-name="refQUADRO0" text:name="QUADRO" text:formula="ooow:QUADRO+1" style:num-format="1">1</text:sequence><text:s/>- <text:span text:style-name="T6">RESUMO DAS VARI</text:span><text:span text:style-name="T44">ÁVEIS </text:span></text:p>
      <table:table table:name="Tabela2" table:style-name="Tabela2" table:template-name="Estilo padrão">
        <table:table-column table:style-name="Tabela2.A" table:number-columns-repeated="3"/>
        <table:table-column table:style-name="Tabela2.D"/>
        <table:table-header-rows>
          <table:table-row table:style-name="Tabela2.1">
            <table:table-cell table:style-name="Tabela2.A1" office:value-type="string">
              <text:p text:style-name="P19">Medida</text:p>
            </table:table-cell>
            <table:table-cell table:style-name="Tabela2.A1" office:value-type="string">
              <text:p text:style-name="P19">CE</text:p>
            </table:table-cell>
            <table:table-cell table:style-name="Tabela2.A1" office:value-type="string">
              <text:p text:style-name="P19">DMSP</text:p>
            </table:table-cell>
            <table:table-cell table:style-name="Tabela2.D1" office:value-type="string">
              <text:p text:style-name="P19">DD</text:p>
            </table:table-cell>
          </table:table-row>
        </table:table-header-rows>
        <table:table-row table:style-name="Tabela2.2">
          <table:table-cell table:style-name="Tabela2.A2" office:value-type="string">
            <text:p text:style-name="P21">Mínimo</text:p>
          </table:table-cell>
          <table:table-cell table:style-name="Tabela2.A2" office:value-type="string">
            <text:p text:style-name="P21"><text:s text:c="8"/>6</text:p>
          </table:table-cell>
          <table:table-cell table:style-name="Tabela2.A2" office:value-type="string">
            <text:p text:style-name="P21"><text:s text:c="6"/>2,52</text:p>
          </table:table-cell>
          <table:table-cell table:style-name="Tabela2.D2" office:value-type="string">
            <text:p text:style-name="P21">R$ <text:s text:c="16"/>71,00</text:p>
          </table:table-cell>
        </table:table-row>
        <table:table-row table:style-name="Tabela2.3">
          <table:table-cell table:style-name="Tabela2.A2" office:value-type="string">
            <text:p text:style-name="P21">Primeiro quartil</text:p>
          </table:table-cell>
          <table:table-cell table:style-name="Tabela2.A2" office:value-type="string">
            <text:p text:style-name="P21"><text:s text:c="6"/>62</text:p>
          </table:table-cell>
          <table:table-cell table:style-name="Tabela2.A2" office:value-type="string">
            <text:p text:style-name="P21"><text:s text:c="4"/>16,51</text:p>
          </table:table-cell>
          <table:table-cell table:style-name="Tabela2.D2" office:value-type="string">
            <text:p text:style-name="P21">R$ <text:s text:c="9"/>22.950,00</text:p>
          </table:table-cell>
        </table:table-row>
        <table:table-row table:style-name="Tabela2.3">
          <table:table-cell table:style-name="Tabela2.A2" office:value-type="string">
            <text:p text:style-name="P21">Mediana</text:p>
          </table:table-cell>
          <table:table-cell table:style-name="Tabela2.A2" office:value-type="string">
            <text:p text:style-name="P21"><text:s text:c="4"/>131,5</text:p>
          </table:table-cell>
          <table:table-cell table:style-name="Tabela2.A2" office:value-type="string">
            <text:p text:style-name="P21"><text:s text:c="4"/>25,95</text:p>
          </table:table-cell>
          <table:table-cell table:style-name="Tabela2.D2" office:value-type="string">
            <text:p text:style-name="P21">R$ <text:s text:c="7"/>212.984,00</text:p>
          </table:table-cell>
        </table:table-row>
        <table:table-row table:style-name="Tabela2.3">
          <table:table-cell table:style-name="Tabela2.A2" office:value-type="string">
            <text:p text:style-name="P21">Média</text:p>
          </table:table-cell>
          <table:table-cell table:style-name="Tabela2.A2" office:value-type="string">
            <text:p text:style-name="P21"><text:s text:c="4"/>737,9</text:p>
          </table:table-cell>
          <table:table-cell table:style-name="Tabela2.A2" office:value-type="string">
            <text:p text:style-name="P21"><text:s text:c="4"/>68,33</text:p>
          </table:table-cell>
          <table:table-cell table:style-name="Tabela2.D2" office:value-type="string">
            <text:p text:style-name="P21">R$ <text:s text:c="4"/>1.595.804,00</text:p>
          </table:table-cell>
        </table:table-row>
        <table:table-row table:style-name="Tabela2.6">
          <table:table-cell table:style-name="Tabela2.A2" office:value-type="string">
            <text:p text:style-name="P21">Terceiro quartil</text:p>
          </table:table-cell>
          <table:table-cell table:style-name="Tabela2.A2" office:value-type="string">
            <text:p text:style-name="P21"><text:s text:c="4"/>329,5</text:p>
          </table:table-cell>
          <table:table-cell table:style-name="Tabela2.A2" office:value-type="string">
            <text:p text:style-name="P21"><text:s text:c="4"/>42,32</text:p>
          </table:table-cell>
          <table:table-cell table:style-name="Tabela2.D2" office:value-type="string">
            <text:p text:style-name="P21">R$ <text:s text:c="7"/>537.166,00</text:p>
          </table:table-cell>
        </table:table-row>
        <table:table-row>
          <table:table-cell table:style-name="Tabela2.A2" office:value-type="string">
            <text:p text:style-name="P21">Máximo</text:p>
          </table:table-cell>
          <table:table-cell table:style-name="Tabela2.A2" office:value-type="string">
            <text:p text:style-name="P21">91913</text:p>
          </table:table-cell>
          <table:table-cell table:style-name="Tabela2.A2" office:value-type="string">
            <text:p text:style-name="P21">4515,65</text:p>
          </table:table-cell>
          <table:table-cell table:style-name="Tabela2.D2" office:value-type="string">
            <text:p text:style-name="P21">R$ 148.924.831,00</text:p>
          </table:table-cell>
        </table:table-row>
        <table:table-row>
          <table:table-cell table:style-name="Tabela2.A2" office:value-type="string">
            <text:p text:style-name="P21">Desvio padrão</text:p>
          </table:table-cell>
          <table:table-cell table:style-name="Tabela2.A2" office:value-type="string">
            <text:p text:style-name="P21"><text:s text:c="2"/>4417,616</text:p>
          </table:table-cell>
          <table:table-cell table:style-name="Tabela2.A2" office:value-type="string">
            <text:p text:style-name="P21"><text:s text:c="2"/>269,7933</text:p>
          </table:table-cell>
          <table:table-cell table:style-name="Tabela2.D2" office:value-type="string">
            <text:p text:style-name="P21">R$ <text:s text:c="4"/>8.183.692,00</text:p>
          </table:table-cell>
        </table:table-row>
      </table:table>
      <text:p text:style-name="P52"><text:span text:style-name="T11">FONTE: O autor (2023).</text:span></text:p>
      <text:p text:style-name="P42">Em todas as vari<text:span text:style-name="T11">áveis, existe uma forte presença de assimetria dos dados, e percebe-se isso ao verificar que a média excede o terceiro quartil em todos os casos. Esse comportamento é atribuído a presença da capital Curitiba e de outras </text:span><text:soft-page-break/><text:span text:style-name="T11">grandes cidades do estado no conjunto de dados observados. </text:span><text:span text:style-name="T18">Além disso, foi verificado a presença de multicolinearidade moderada (VIF=2,096), porém prosseguimos com a análise haja vista que não houveram problemas de singularidade na </text:span><text:span text:style-name="T19">estimação da</text:span><text:span text:style-name="T18">s matrizes de covariância. </text:span><text:span text:style-name="T20">S</text:span><text:span text:style-name="T18">uperestimação dos erros </text:span><text:span text:style-name="T19">dos coeficientes </text:span><text:span text:style-name="T20">foi observado para o modelo FE Poisson</text:span><text:span text:style-name="T18">. Na sequência, o </text:span><text:span text:style-name="T11">QUADRO </text:span><text:span text:style-name="T18">2 apresenta os resultados dos modelos ajustados.</text:span></text:p>
      <text:p text:style-name="P42"><text:span text:style-name="T18"/></text:p>
      <text:p text:style-name="P55">QUADRO <text:sequence text:ref-name="refQUADRO1" text:name="QUADRO" text:formula="ooow:QUADRO+1" style:num-format="1">2</text:sequence><text:s/>- <text:span text:style-name="T45">MODELOS AJUSTADOS</text:span></text:p>
      <table:table table:name="Tabela1" table:style-name="Tabela1" table:template-name="Estilo padrão">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20">Ajustes</text:p>
            </table:table-cell>
            <table:table-cell table:style-name="Tabela1.A1" office:value-type="string">
              <text:p text:style-name="P20">Pooled OLS</text:p>
            </table:table-cell>
            <table:table-cell table:style-name="Tabela1.A1" office:value-type="string">
              <text:p text:style-name="P20"><text:span text:style-name="T68">R</text:span>E</text:p>
            </table:table-cell>
            <table:table-cell table:style-name="Tabela1.A1" office:value-type="string">
              <text:p text:style-name="P20"><text:span text:style-name="T68">F</text:span>E</text:p>
            </table:table-cell>
            <table:table-cell table:style-name="Tabela1.A1" office:value-type="string">
              <text:p text:style-name="P20"><text:span text:style-name="T68">R</text:span>E Poisson</text:p>
            </table:table-cell>
            <table:table-cell table:style-name="Tabela1.F1" office:value-type="string">
              <text:p text:style-name="P20"><text:span text:style-name="T68">F</text:span>E Poisson</text:p>
            </table:table-cell>
          </table:table-row>
        </table:table-header-rows>
        <table:table-row table:style-name="Tabela1.2">
          <table:table-cell table:style-name="Tabela1.A2" office:value-type="string">
            <text:p text:style-name="P25">Intercepto</text:p>
          </table:table-cell>
          <table:table-cell table:style-name="Tabela1.A2" office:value-type="string">
            <text:p text:style-name="P22">-<text:span text:style-name="T67">257,7 <text:s text:c="7"/>(***)</text:span></text:p>
          </table:table-cell>
          <table:table-cell table:style-name="Tabela1.A2" office:value-type="string">
            <text:p text:style-name="P22">-<text:span text:style-name="T67">240,1 <text:s text:c="7"/>(***)</text:span></text:p>
          </table:table-cell>
          <table:table-cell table:style-name="Tabela1.A2" office:value-type="string">
            <text:p text:style-name="P27">NA</text:p>
          </table:table-cell>
          <table:table-cell table:style-name="Tabela1.A2" office:value-type="string">
            <text:p text:style-name="P27"><text:s/>5,7</text:p>
          </table:table-cell>
          <table:table-cell table:style-name="Tabela1.F2" office:value-type="string">
            <text:p text:style-name="P27">NA</text:p>
          </table:table-cell>
        </table:table-row>
        <table:table-row table:style-name="Tabela1.3">
          <table:table-cell table:style-name="Tabela1.A2" office:value-type="string">
            <text:p text:style-name="P25">DMSP</text:p>
          </table:table-cell>
          <table:table-cell table:style-name="Tabela1.A2" office:value-type="string">
            <text:p text:style-name="P26"><text:s text:c="5"/>0,00024(***)</text:p>
          </table:table-cell>
          <table:table-cell table:style-name="Tabela1.A2" office:value-type="string">
            <text:p text:style-name="P23"><text:s text:c="5"/><text:span text:style-name="T67">0,00002(***)</text:span></text:p>
          </table:table-cell>
          <table:table-cell table:style-name="Tabela1.A2" office:value-type="string">
            <text:p text:style-name="P27">-0000001 </text:p>
          </table:table-cell>
          <table:table-cell table:style-name="Tabela1.A2" office:value-type="string">
            <text:p text:style-name="P22">-<text:span text:style-name="T68">0,000000008</text:span></text:p>
          </table:table-cell>
          <table:table-cell table:style-name="Tabela1.F2" office:value-type="string">
            <text:p text:style-name="P24">-<text:span text:style-name="T68">0,000000008 </text:span><text:span text:style-name="T69">(***)</text:span></text:p>
          </table:table-cell>
        </table:table-row>
        <table:table-row table:style-name="Tabela1.3">
          <table:table-cell table:style-name="Tabela1.A2" office:value-type="string">
            <text:p text:style-name="P25">DD</text:p>
          </table:table-cell>
          <table:table-cell table:style-name="Tabela1.A2" office:value-type="string">
            <text:p text:style-name="P26"><text:s text:c="5"/>9,0 <text:s text:c="7"/>(***)</text:p>
          </table:table-cell>
          <table:table-cell table:style-name="Tabela1.A2" office:value-type="string">
            <text:p text:style-name="P22"><text:s text:c="5"/><text:span text:style-name="T68">1,4 <text:s text:c="7"/>(***)</text:span></text:p>
          </table:table-cell>
          <table:table-cell table:style-name="Tabela1.A2" office:value-type="string">
            <text:p text:style-name="P27"><text:s/>3,1 <text:s text:c="8"/>(***) <text:s/></text:p>
          </table:table-cell>
          <table:table-cell table:style-name="Tabela1.A2" office:value-type="string">
            <text:p text:style-name="P27"><text:s/>0,003</text:p>
          </table:table-cell>
          <table:table-cell table:style-name="Tabela1.F2" office:value-type="string">
            <text:p text:style-name="P28"><text:s/>0,003 <text:s text:c="12"/>(***)</text:p>
          </table:table-cell>
        </table:table-row>
        <table:table-row table:style-name="Tabela1.3">
          <table:table-cell table:style-name="Tabela1.A2" office:value-type="string">
            <text:p text:style-name="P25">Erro Pad. Intercepto</text:p>
          </table:table-cell>
          <table:table-cell table:style-name="Tabela1.A2" office:value-type="string">
            <text:p text:style-name="P22"><text:s text:c="5"/><text:span text:style-name="T67">4,451</text:span></text:p>
          </table:table-cell>
          <table:table-cell table:style-name="Tabela1.A2" office:value-type="string">
            <text:p text:style-name="P22"><text:s text:c="5"/><text:span text:style-name="T68">7,999</text:span></text:p>
          </table:table-cell>
          <table:table-cell table:style-name="Tabela1.A2" office:value-type="string">
            <text:p text:style-name="P27">NA</text:p>
          </table:table-cell>
          <table:table-cell table:style-name="Tabela1.A2" office:value-type="string">
            <text:p text:style-name="P27">NA</text:p>
          </table:table-cell>
          <table:table-cell table:style-name="Tabela1.F2" office:value-type="string">
            <text:p text:style-name="P27">NA</text:p>
          </table:table-cell>
        </table:table-row>
        <table:table-row table:style-name="Tabela1.3">
          <table:table-cell table:style-name="Tabela1.A2" office:value-type="string">
            <text:p text:style-name="P25">Erro Pad. DMSP</text:p>
          </table:table-cell>
          <table:table-cell table:style-name="Tabela1.A2" office:value-type="string">
            <text:p text:style-name="P22"><text:s text:c="5"/><text:span text:style-name="T67">0,000008</text:span></text:p>
          </table:table-cell>
          <table:table-cell table:style-name="Tabela1.A2" office:value-type="string">
            <text:p text:style-name="P22"><text:s text:c="5"/><text:span text:style-name="T68">0,000004</text:span></text:p>
          </table:table-cell>
          <table:table-cell table:style-name="Tabela1.A2" office:value-type="string">
            <text:p text:style-name="P22"><text:s/><text:span text:style-name="T68">0,000003</text:span></text:p>
          </table:table-cell>
          <table:table-cell table:style-name="Tabela1.A2" office:value-type="string">
            <text:p text:style-name="P27">NA</text:p>
          </table:table-cell>
          <table:table-cell table:style-name="Tabela1.F2" office:value-type="string">
            <text:p text:style-name="P28">0,0000000003</text:p>
          </table:table-cell>
        </table:table-row>
        <table:table-row table:style-name="Tabela1.3">
          <table:table-cell table:style-name="Tabela1.A2" office:value-type="string">
            <text:p text:style-name="P25">Erro Pad. DD</text:p>
          </table:table-cell>
          <table:table-cell table:style-name="Tabela1.A2" office:value-type="string">
            <text:p text:style-name="P23"><text:s text:c="5"/><text:span text:style-name="T67">2,316</text:span></text:p>
          </table:table-cell>
          <table:table-cell table:style-name="Tabela1.A2" office:value-type="string">
            <text:p text:style-name="P22"><text:s text:c="5"/><text:span text:style-name="T68">0,3</text:span></text:p>
          </table:table-cell>
          <table:table-cell table:style-name="Tabela1.A2" office:value-type="string">
            <text:p text:style-name="P27"><text:s/>3,68</text:p>
          </table:table-cell>
          <table:table-cell table:style-name="Tabela1.A2" office:value-type="string">
            <text:p text:style-name="P27">NA</text:p>
          </table:table-cell>
          <table:table-cell table:style-name="Tabela1.F2" office:value-type="string">
            <text:p text:style-name="P28">0,0001</text:p>
          </table:table-cell>
        </table:table-row>
        <table:table-row table:style-name="Tabela1.3">
          <table:table-cell table:style-name="Tabela1.A2" office:value-type="string">
            <text:p text:style-name="P25">R<text:span text:style-name="T51">2 </text:span><text:span text:style-name="T55">ou pseudo-R</text:span><text:span text:style-name="T51">2 </text:span><text:span text:style-name="T64">(%)*</text:span></text:p>
          </table:table-cell>
          <table:table-cell table:style-name="Tabela1.A2" office:value-type="string">
            <text:p text:style-name="P22"><text:s text:c="3"/><text:span text:style-name="T67">84,8</text:span> </text:p>
          </table:table-cell>
          <table:table-cell table:style-name="Tabela1.A2" office:value-type="string">
            <text:p text:style-name="P22"><text:s text:c="3"/><text:span text:style-name="T68">61,1</text:span></text:p>
          </table:table-cell>
          <table:table-cell table:style-name="Tabela1.A2" office:value-type="string">
            <text:p text:style-name="P22"><text:s/><text:span text:style-name="T68">5,4</text:span></text:p>
          </table:table-cell>
          <table:table-cell table:style-name="Tabela1.A2" office:value-type="string">
            <text:p text:style-name="P27">4,4</text:p>
          </table:table-cell>
          <table:table-cell table:style-name="Tabela1.F2" office:value-type="string">
            <text:p text:style-name="P28">4,4</text:p>
          </table:table-cell>
        </table:table-row>
      </table:table>
      <text:p text:style-name="P53"><text:span text:style-name="T18">FONTE: O autor (2023)</text:span></text:p>
      <text:p text:style-name="P54"><text:span text:style-name="T20">(*) </text:span><text:span text:style-name="T73">pseudo-R</text:span><text:span text:style-name="T76">2 </text:span><text:span text:style-name="T74">é </text:span><text:span text:style-name="T75">igual a um menos a razão da deviance do modelo ajustado pela deviance do modelo nulo. Esse cálculo foi utilizado para RE Poisson e FE Poisson</text:span><text:span text:style-name="T18">.</text:span></text:p>
      <text:p text:style-name="P43"><text:span text:style-name="T18"/></text:p>
      <text:p text:style-name="P44"><text:span text:style-name="T18">P</text:span><text:span text:style-name="T11">or mais que o R</text:span><text:span text:style-name="T52">2</text:span><text:span text:style-name="T11"> do modelo </text:span><text:span text:style-name="T37">Pooled OLS </text:span><text:span text:style-name="T24">seja maior do que o R</text:span><text:span text:style-name="T54">2 </text:span><text:span text:style-name="T62">do modelo RE, </text:span><text:span text:style-name="T63">e além do fato de que </text:span><text:span text:style-name="T62">o conjunto de dados possui poucas observações para cada município, </text:span><text:span text:style-name="T63">existe a hipótese de que o município esteja sim correlacionado com a densidade demográfica e as despesas municipais com segurança pública. Por isso, a análise será feita com o modelo de efeitos aleatórios. Ademais, o teste de Hausman confirma que há evidências de que os efeitos aleatórios estimados são independentes das variáveis explicativas.</text:span></text:p>
      <text:p text:style-name="P44"><text:span text:style-name="T63"/></text:p>
      <text:h text:style-name="P10" text:outline-level="1"><text:bookmark-start text:name="__RefHeading___Toc2460_3934745904"/>CONSIDERAÇÕES FINAIS<text:bookmark-end text:name="__RefHeading___Toc2460_3934745904"/></text:h>
      <text:p text:style-name="P33"/>
      <text:p text:style-name="P45">Numa interpretaç<text:span text:style-name="T11">ão direta do modelo, para cada 5 hab/km</text:span><text:span text:style-name="T52">2 </text:span><text:span text:style-name="T56">a mais na densidade demográfica de um município, espera-se que a quantidade de crimes econômicos aumente em 7 unidades. </text:span><text:span text:style-name="T60">Isso corrobora com a tese do criminoso racional pois uma maior densidade habitacional reduz o custo do crime econômico e </text:span><text:soft-page-break/><text:span text:style-name="T60">aumenta o benefício do crime dado que o número de possíveis vítimas também é maior.</text:span></text:p>
      <text:p text:style-name="P46"><text:span text:style-name="T60"><text:tab/></text:span><text:span text:style-name="T56">E de forma contraintuitiva, para cada </text:span><text:span text:style-name="T58">R$ 10.000,00 que o município gasta com segurança pública, espera-se que ocorra 2 crimes a mais no município, e no mesmo ano. Por isso, vale ressaltar que, embora a análise de regressão alvitre, de certa forma, descrever a relação de causalidade entre variáveis explicativas e variáveis explicas, a mesma não pode gerar tal conclusão, limitando-se apenas a descrever a relação entre tais variáveis. </text:span><text:span text:style-name="T60">Logo, o modelo pode sinalizar que, o município responde ao aumento da criminalidade com o aumento no dispêndio em segurança pública.</text:span></text:p>
      <text:p text:style-name="P50"><text:span text:style-name="T58">Possivelmente, o mais adequado seria utilizar a defasagem de um ou quatro anos para as despesas municipais com segurança pública, haja visto que os municípios criam o seu orçamento com base nos Planos Plurianuais (PPA), com vigência de quatro anos. </text:span><text:span text:style-name="T59">Dada a assimetria observada nos dados, também pode-se considerar rever a especificação do próprio modelo e abranger distribuições que acomodem dados assimétricos tais como a distribuição gama, weibull e log-normal.</text:span></text:p>
      <text:p text:style-name="P50"><text:span text:style-name="T58">A dificuldade para a obtenção dos dados, ainda que incompletos, representou um desafio para a conclusão do trabalho e precisa ser levada em consideração para a continuidade do mesmo. Por fim, uma outra consideração é utilizar outros tipos de crimes para compor a variável CE utilizada no estudo. Pois para este, foram utilizadas aquelas disponíveis no site do IPARDES, que são: crimes de estelionato, crimes de furto, crimes de roubo, furtos de veículos, ocorrências envolvendo tráfico de drogas e roubos de veículos.</text:span></text:p>
      <text:p text:style-name="P47"><text:span text:style-name="T58"/></text:p>
      <text:p text:style-name="P48"/>
      <text:p text:style-name="P48"/>
      <text:p text:style-name="P48"/>
      <text:p text:style-name="P48"/>
      <text:p text:style-name="P48"/>
      <text:p text:style-name="P48"/>
      <text:p text:style-name="P48"/>
      <text:p text:style-name="P48"/>
      <text:p text:style-name="P48"/>
      <text:p text:style-name="P48"/>
      <text:p text:style-name="P48"><text:soft-page-break/><text:span text:style-name="T4">REFERÊNCIAS</text:span></text:p>
      <text:p text:style-name="P11"/>
      <text:p text:style-name="P12"/>
      <text:p text:style-name="P12">ANDRADE, Mônica Viegas; LISBOA, Marcos de Barros. <text:span text:style-name="T4">Desesperança de vida: homicídio em Minas Gerais, Rio de Janeiro e Säo Paulo: 1981 a 1997.</text:span> In: Desesperança de vida: homicídio em Minas Gerais, Rio de Janeiro e Säo Paulo: 1981 a 1997. 2000. p. 53-53.</text:p>
      <text:p text:style-name="P12"/>
      <text:p text:style-name="P12">BECKER, Gary S. <text:span text:style-name="T4">Crime and punishment: An economic approach. </text:span><text:span text:style-name="T49">Journal of political economy</text:span>, v. 76, n. 2, p. 169-217, 1968.</text:p>
      <text:p text:style-name="P12"/>
      <text:p text:style-name="P12">BENOIT, Jean-Pierre; OSBORNE, Martin J. <text:span text:style-name="T4">Crime, punishment, and social expenditure. </text:span>Journal of Institutional and Theoretical Economics (JITE)/Zeitschrift für die gesamte Staatswissenschaft, p. 326-347, 1995.</text:p>
      <text:p text:style-name="P12"/>
      <text:p text:style-name="P12">CARRERA-FERNANDEZ, José; MALDONADO, Genaro Emilio Carrión. <text:span text:style-name="T4">A economia do narcotráfico: uma abordagem a partir da experiência boliviana.</text:span> <text:span text:style-name="T49">Nova Economia</text:span>, v. 9, n. 2, p. 137-173, 1999.</text:p>
      <text:p text:style-name="P12"/>
      <text:p text:style-name="P12">EHRLICH, Isaac. <text:span text:style-name="T4">Participation in illegitimate activities: A theoretical and empirical investigation</text:span>. <text:span text:style-name="T49">Journal of political Economy</text:span>, v. 81, n. 3, p. 521-565, 1973.</text:p>
      <text:p text:style-name="P12"/>
      <text:p text:style-name="P12">IPARDES.<text:span text:style-name="T4"> BDEweb: Sistema Estatístico do Paraná. </text:span>Disponível em: &lt;https://www.ipardes.pr.gov.br/Destaque/BASE-DE-DADOS-DO-ESTADO&gt;. Acesso em: <text:span text:style-name="T50">1 de julho de 2023</text:span>.</text:p>
      <text:p text:style-name="P12"/>
      <text:p text:style-name="P12">MARIANO, Rodrigo Silva et al. <text:span text:style-name="T4">Fatores socioeconômicos da criminalidade no Estado de São Paulo: um enfoque da economia do crime. </text:span>2010.</text:p>
      <text:p text:style-name="P12"/>
      <text:p text:style-name="P12">R Core Team (2023). _R: A Language and Environment for Statistical Computing_. R <text:s/>Foundation for Statistical Computing, Vienna, Austria.&lt;https://www.R-project.org/&gt;.</text:p>
      <text:p text:style-name="P12"/>
      <text:p text:style-name="P12">REIS, Ilka Afonso; BEATO, Cláudio. Desigualdade, desenvolvimento socioeconômico e crime. <text:span text:style-name="T3">Desigualdade e pobreza no Brasil</text:span>, 2000.</text:p>
      <text:p text:style-name="P12"/>
      <text:p text:style-name="P12">SHIKIDA, Pery Francisco Assis. <text:span text:style-name="T4">Economia do crime: teoria e evidências empíricas a partir de um estudo de caso na Penitenciária Estadual de Piraquara (PR). </text:span><text:span text:style-name="T49">Revista de Economia e Administração, São Paulo</text:span>, v. 4, n. 3, p. 315-342, 2005.</text:p>
      <text:p text:style-name="P12"/>
      <text:p text:style-name="P12">VAN BUUREN, Stef. <text:span text:style-name="T3">Flexible imputation of missing data</text:span>. CRC press, 2018.</text:p>
      <text:p text:style-name="P12"/>
      <text:p text:style-name="P12">VIAPIANA, Luiz Tadeu. <text:span text:style-name="T3">Economia do crime: uma explicação para a formação do criminoso</text:span>. Editora AGE Ltda, 2006.</text:p>
      <text:p text:style-name="P12"/>
      <text:p text:style-name="P12">WINKELMANN, Rainer; PAPPS, Kerry L. Unemployment and crime: new answers to an old question. <text:span text:style-name="T5">Dispon</text:span><text:span text:style-name="T43">ível em </text:span><text:span text:style-name="T3">SSRN 166558</text:span>, 1998.</text:p>
      <text:p text:style-name="P49"/>
      <text:p text:style-name="P49"><text:soft-page-break/>WOOLDRIDGE, Jeffrey M. <text:span text:style-name="T3">Introductory econometrics: A modern approach</text:span>. Cengage learning, 2015.</text:p>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Ubuntu Mono" svg:font-family="'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writing-mode="page"/>
      <style:text-properties style:font-name="Arial2" fo:font-family="Arial" style:font-style-name="Normal" style:font-family-generic="swiss" style:font-pitch="variable" style:font-size-asian="10.5pt"/>
    </style:style>
    <style:style style:name="Heading" style:family="paragraph" style:parent-style-name="Standard" style:next-style-name="Standard" style:class="text" style:master-page-name="">
      <style:paragraph-properties fo:margin-left="0cm" fo:margin-right="0cm" fo:margin-top="0cm" fo:margin-bottom="0cm" style:contextual-spacing="false" fo:text-align="start" style:justify-single-word="false" fo:text-indent="0cm" style:auto-text-indent="false" style:page-number="auto" fo:keep-with-next="always" style:writing-mode="page"/>
      <style:text-properties style:font-name="Arial2" fo:font-family="Arial" style:font-style-name="Normal" style:font-family-generic="swiss" style:font-pitch="variable" fo:font-size="12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Capa-Folha_20_de_20_rosto" style:display-name="Capa-Folha de rosto" style:family="paragraph" style:parent-style-name="Standard" style:master-page-name="">
      <style:paragraph-properties fo:margin-left="0cm" fo:margin-right="0cm" fo:text-align="center" style:justify-single-word="false" fo:text-indent="0cm" style:auto-text-indent="false" style:page-number="auto" style:writing-mode="page"/>
      <style:text-properties fo:text-transform="uppercase" style:font-size-asian="10.5pt"/>
    </style:style>
    <style:style style:name="Natureza_20_do_20_trabalho" style:display-name="Natureza do trabalho" style:family="paragraph" style:parent-style-name="Standard" style:master-page-name="">
      <style:paragraph-properties fo:margin-left="7.999cm" fo:margin-right="0cm" fo:line-height="100%" fo:text-indent="0cm" style:auto-text-indent="false" style:page-number="auto" style:writing-mode="page"/>
      <style:text-properties fo:font-size="10pt" style:font-size-asian="10.5pt"/>
    </style:style>
    <style:style style:name="Título_20_pré-textual" style:display-name="Título pré-textual" style:family="paragraph" style:parent-style-name="Standard" style:next-style-name="Text" style:master-page-name="">
      <style:paragraph-properties fo:margin-left="0cm" fo:margin-right="0cm" fo:text-align="start" style:justify-single-word="false" fo:text-indent="0cm" style:auto-text-indent="false" style:page-number="auto" style:writing-mode="page"/>
      <style:text-properties fo:text-transform="uppercase" fo:font-weight="bold" style:font-size-asian="10.5pt"/>
    </style:style>
    <style:style style:name="Resumo" style:family="paragraph" style:parent-style-name="Standard" style:master-page-name="">
      <style:paragraph-properties fo:margin-left="0cm" fo:margin-right="0cm" fo:line-height="100%" fo:text-indent="0cm" style:auto-text-indent="false" style:page-number="auto" style:writing-mode="page"/>
      <style:text-properties style:font-size-asian="10.5pt"/>
    </style:style>
    <style:style style:name="Heading_20_1" style:display-name="Heading 1" style:family="paragraph" style:parent-style-name="Heading" style:next-style-name="Text" style:default-outline-level="1" style:class="text" style:master-page-name="">
      <style:paragraph-properties fo:margin-top="0cm" fo:margin-bottom="0cm" style:contextual-spacing="false" fo:text-align="start" style:justify-single-word="false" style:page-number="auto" style:writing-mode="page"/>
      <style:text-properties fo:text-transform="uppercase" style:font-name="Arial1"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 style:default-outline-level="2" style:class="text" style:master-page-name="">
      <style:paragraph-properties fo:margin-top="0cm" fo:margin-bottom="0cm" style:contextual-spacing="false" style:page-number="auto" style:writing-mode="page">
        <style:tab-stops/>
      </style:paragraph-properties>
      <style:text-properties fo:text-transform="uppercase" fo:font-size="12pt" fo:font-weight="normal" style:font-size-asian="115%" style:font-weight-asian="bold" style:font-size-complex="11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Standard" style:default-outline-level="3" style:class="text" style:master-page-name="">
      <style:paragraph-properties fo:margin-top="0cm" fo:margin-bottom="0cm" style:contextual-spacing="false" style:page-number="auto" style:writing-mode="page"/>
      <style:text-properties fo:font-size="12pt" fo:font-weight="normal" style:font-size-asian="101%" style:font-weight-asian="bold" style:font-size-complex="101%" style:font-weight-complex="bold"/>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Citação_20_longa" style:display-name="Citação longa" style:family="paragraph" style:parent-style-name="Standard" style:next-style-name="Heading" style:master-page-name="">
      <style:paragraph-properties fo:margin-left="4.001cm" fo:margin-right="0cm" fo:margin-top="0.6cm" fo:margin-bottom="0.801cm" style:contextual-spacing="false" fo:line-height="100%" fo:text-indent="0cm" style:auto-text-indent="false" style:page-number="auto" style:writing-mode="page"/>
      <style:text-properties fo:font-size="10pt" style:font-size-asian="10.5pt"/>
    </style:style>
    <style:style style:name="Heading_20_4" style:display-name="Heading 4" style:family="paragraph" style:parent-style-name="Heading" style:next-style-name="Standard" style:default-outline-level="4" style:class="text" style:master-page-name="">
      <style:paragraph-properties fo:margin-top="0cm" fo:margin-bottom="0cm" style:contextual-spacing="false" style:page-number="auto" style:writing-mode="page"/>
      <style:text-properties fo:font-size="12pt" fo:font-style="normal" fo:font-weight="normal" style:font-size-asian="95%" style:font-style-asian="italic" style:font-weight-asian="bold" style:font-size-complex="95%" style:font-style-complex="italic" style:font-weight-complex="bold"/>
    </style:style>
    <style:style style:name="Referências" style:family="paragraph" style:parent-style-name="Standard" style:master-page-name="">
      <style:paragraph-properties fo:margin-left="0cm" fo:margin-right="0cm" fo:line-height="100%" fo:text-align="start" style:justify-single-word="false" fo:text-indent="0cm" style:auto-text-indent="false" style:page-number="auto" style:writing-mode="page"/>
      <style:text-properties style:font-size-asian="10.5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Text" style:family="paragraph" style:parent-style-name="Standard" style:class="extra" style:master-page-name="">
      <style:paragraph-properties style:page-number="auto"/>
      <style:text-properties style:font-size-asian="10.5pt"/>
    </style:style>
    <style:style style:name="Alínea" style:family="paragraph" style:parent-style-name="Standard" style:master-page-name="">
      <loext:graphic-properties draw:fill="none" draw:fill-color="#729fcf"/>
      <style:paragraph-properties fo:margin-left="1.499cm" fo:margin-right="0cm" fo:text-indent="1.499cm" style:auto-text-indent="false" style:page-number="auto" fo:background-color="transparent">
        <style:tab-stops/>
      </style:paragraph-properties>
      <style:text-properties officeooo:rsid="001d696b" style:font-size-asian="10.5pt"/>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tab-stops/>
      </style:paragraph-properties>
      <style:text-properties fo:font-size="10pt" style:font-size-asian="10pt" style:font-size-complex="10pt"/>
    </style:style>
    <style:style style:name="Título_20_pós-textual" style:display-name="Título pós-textual" style:family="paragraph" style:parent-style-name="Heading_20_1" style:next-style-name="Text" style:default-outline-level="" style:list-style-name="" style:master-page-name="">
      <style:paragraph-properties fo:text-align="center" style:justify-single-word="false" style:page-number="auto">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7cm" style:contextual-spacing="false" fo:text-align="center" style:justify-single-word="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A" style:family="paragraph" style:parent-style-name="Caption"/>
    <style:style style:name="Illustration" style:family="paragraph" style:parent-style-name="Caption" style:class="extra"/>
    <style:style style:name="Título_20_da_20_figura_20_e_20_tabela" style:display-name="Título da figura e tabela" style:family="paragraph" style:parent-style-name="Caption" style:next-style-name="Text" style:master-page-name="">
      <loext:graphic-properties draw:fill="none" draw:fill-color="#729fcf"/>
      <style:paragraph-properties fo:margin-left="0cm" fo:margin-right="0cm" fo:margin-top="0.101cm" fo:margin-bottom="0.101cm" style:contextual-spacing="false" fo:text-align="center" style:justify-single-word="false" fo:text-indent="0cm" style:auto-text-indent="false" style:page-number="auto" fo:background-color="transparent" style:shadow="none">
        <style:tab-stops/>
      </style:paragraph-properties>
      <style:text-properties fo:font-size="10pt" fo:font-style="normal"/>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ADRO" style:family="paragraph" style:parent-style-name="Caption"/>
    <style:style style:name="Table" style:family="paragraph" style:parent-style-name="Caption" style:class="extra"/>
    <style:style style:name="GRAFICO" style:family="paragraph" style:parent-style-name="Caption"/>
    <style:style style:name="GRÁFICO"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99cm" style:type="right"/>
          <style:tab-stop style:position="15.50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master-page-name="">
      <loext:graphic-properties draw:fill="none" draw:fill-color="#729fcf"/>
      <style:paragraph-properties fo:margin-left="0cm" fo:margin-right="0cm" fo:margin-top="0cm" fo:margin-bottom="0.7cm" style:contextual-spacing="false" fo:text-align="center" style:justify-single-word="false" fo:text-indent="0cm" style:auto-text-indent="false" style:page-number="auto" fo:background-color="transparent" style:shadow="none"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7cm" style:contextual-spacing="false" fo:text-align="center" style:justify-single-word="false" fo:text-indent="0cm" style:auto-text-indent="false" style:page-number="auto" text:number-lines="false" text:line-number="0"/>
      <style:text-properties fo:text-transform="uppercas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993cm" fo:margin-left="0cm" fo:margin-right="0cm" fo:margin-bottom="0.499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style:master-page style:name="Index" style:page-layout-name="Mpm3" draw:style-name="Mdp2">
      <style:header>
        <text:p text:style-name="MP1"><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17T14:43:11.528000000</meta:creation-date>
    <meta:generator>LibreOffice/7.3.7.2$Linux_X86_64 LibreOffice_project/30$Build-2</meta:generator>
    <dc:date>2023-07-10T04:40:23.937351374</dc:date>
    <meta:editing-duration>PT5H55M22S</meta:editing-duration>
    <meta:editing-cycles>96</meta:editing-cycles>
    <meta:document-statistic meta:table-count="2" meta:image-count="0" meta:object-count="2" meta:page-count="7" meta:paragraph-count="128" meta:word-count="1885" meta:character-count="12123" meta:non-whitespace-character-count="10150"/>
  </office:meta>
</office:document-meta>
</file>

<file path=Object 1/content.xml><?xml version="1.0" encoding="utf-8"?>
<math xmlns="http://www.w3.org/1998/Math/MathML" display="block">
  <semantics>
    <mrow>
      <mi mathvariant="italic">DC</mi>
      <mo stretchy="false">=</mo>
      <mrow>
        <mi>b</mi>
        <mo stretchy="false">−</mo>
        <mrow>
          <mi>p</mi>
          <mo stretchy="false">∗</mo>
          <mi>c</mi>
        </mrow>
      </mrow>
    </mrow>
    <annotation encoding="StarMath 5.0">DC=b-p*c</annotation>
  </semantics>
</math>
</file>

<file path=Object 2/content.xml><?xml version="1.0" encoding="utf-8"?>
<math xmlns="http://www.w3.org/1998/Math/MathML" display="block">
  <semantics>
    <mrow>
      <mrow>
        <msub>
          <mi mathvariant="italic">CE</mi>
          <mrow>
            <mi>i</mi>
            <mi>,</mi>
            <mi>t</mi>
          </mrow>
        </msub>
        <mo stretchy="false">=</mo>
        <mrow>
          <msub>
            <mi>β</mi>
            <mn>0</mn>
          </msub>
          <mo stretchy="false">+</mo>
          <msub>
            <mi>β</mi>
            <mn>1</mn>
          </msub>
        </mrow>
      </mrow>
      <mrow>
        <msub>
          <mi mathvariant="italic">DMSP</mi>
          <mrow>
            <mi>i</mi>
            <mi>,</mi>
            <mi>t</mi>
          </mrow>
        </msub>
        <mo stretchy="false">+</mo>
        <msub>
          <mi>β</mi>
          <mn>2</mn>
        </msub>
      </mrow>
      <mrow>
        <msub>
          <mi mathvariant="italic">DD</mi>
          <mrow>
            <mi>i</mi>
            <mi>,</mi>
            <mi>t</mi>
          </mrow>
        </msub>
        <mo stretchy="false">+</mo>
        <mi>ε</mi>
      </mrow>
    </mrow>
    <annotation encoding="StarMath 5.0">CE_{i,t}= %beta _{0} + %beta_{1}DMSP_{i,t}+%beta_{2}DD_{i,t}+ %varepsilon </annotation>
  </semantics>
</math>
</file>